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1" style:family="text">
      <style:text-properties officeooo:rsid="0026919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1b17d"/>
    </style:style>
    <style:style style:name="T4" style:family="text">
      <style:text-properties fo:language="ru" fo:country="RU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­Цель работы: научиться пользоваться операциями модификации наборов данных</text:h>
      <text:p text:style-name="Code">def Fixup(stre,mistakes):<text:line-break/> <text:s text:c="3"/>stre = stre.replace(stre[mistakes.index(1)],'')<text:line-break/> <text:s text:c="3"/>mistakes[mistakes.index(1)] = 0<text:line-break/> <text:s text:c="3"/>if (Checkque(stre)):<text:line-break/> <text:s text:c="7"/>io.write(stre)<text:line-break/><text:line-break/>def Checkque(stre):<text:line-break/> <text:s text:c="3"/>mistakes = [0,0,0,0,0,0,0,0,0,0,0,0,0,0,0,0,0,0,0,0,0,0,0,0,0]<text:line-break/> <text:s text:c="3"/>for i in indeces:<text:line-break/> <text:s text:c="7"/>if stre[i].isdigit():<text:line-break/> <text:s text:c="11"/>mistakes[i] = 0<text:line-break/> <text:s text:c="11"/>continue<text:line-break/> <text:s text:c="7"/>else:<text:line-break/> <text:s text:c="11"/>mistakes[i] = 1<text:line-break/> <text:s text:c="3"/>for uh in minus:<text:line-break/> <text:s text:c="7"/>if stre[uh] == '-':<text:line-break/> <text:s text:c="11"/>mistakes[uh] = 0<text:line-break/> <text:s text:c="11"/>continue<text:line-break/> <text:s text:c="7"/>else:<text:line-break/> <text:s text:c="11"/>mistakes[uh] = 1<text:line-break/> <text:s text:c="3"/>for em in tab:<text:line-break/> <text:s text:c="7"/>if stre[em] == '\t':<text:line-break/> <text:s text:c="11"/>mistakes[em] = 0<text:line-break/> <text:s text:c="11"/>continue<text:line-break/> <text:s text:c="7"/>else:<text:line-break/> <text:s text:c="11"/>mistakes[em] = 1<text:line-break/> <text:s text:c="3"/>if mistakes == [0,0,0,0,0,0,0,0,0,0,0,0,0,0,0,0,0,0,0,0,0,0,0,0,0]:<text:line-break/> <text:s text:c="7"/>return True<text:line-break/> <text:s text:c="3"/>else:<text:line-break/> <text:s text:c="7"/>Fixup(stre,mistakes)<text:line-break/><text:line-break/>try:<text:line-break/> <text:s text:c="3"/>io = open("vasya.txt", "w")<text:line-break/> <text:s text:c="3"/>spreadsheet = open("74.csv", "r", errors="ignore")<text:line-break/> <text:s text:c="3"/>array = spreadsheet.readlines()<text:line-break/> <text:s text:c="3"/>indeces = [1, 2, 4, 5, 7, 8, 9, 10, 12, 13, 15, 16, 18, 19, 21, 22, 23]<text:line-break/> <text:s text:c="3"/>minus = [3, 6]<text:line-break/> <text:s text:c="3"/>tab = [11, 17, 20]<text:line-break/> <text:s text:c="3"/>tablo = open("errorsbruh.txt", 'w')<text:line-break/> <text:s text:c="3"/>for value in array:<text:line-break/> <text:s text:c="7"/>if (Checkque(value)):<text:line-break/> <text:s text:c="11"/>io.write(value)<text:line-break/> <text:s text:c="3"/>spreadsheet.close()<text:line-break/>except Exception as ex:<text:line-break/> <text:s text:c="3"/>print(ex)</text:p>
      <text:p text:style-name="Code">­</text:p>
      <text:p text:style-name="Centralized">Листинг 1 — участок программного кода, выполняющий открытие правильных записей<text:span text:style-name="T4"> и их запись в файл «</text:span><text:span text:style-name="T2">vasya.txt</text:span><text:span text:style-name="T4">»</text:span></text:p>
      <text:p text:style-name="paragraph">Стоит заметить: введённая преподавателем ошибк<text:span text:style-name="T4">и были проигнорированы программой и записаны в отдельный файл - «</text:span><text:span text:style-name="T3">errorsbruh.txt</text:span><text:span text:style-name="T4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6919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2</text:span> «Модификация файлов наборов данных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5-04T12:29:22.882000000</dc:date>
    <meta:editing-duration>PT4H20M37S</meta:editing-duration>
    <meta:editing-cycles>40</meta:editing-cycles>
    <meta:document-statistic meta:table-count="0" meta:image-count="0" meta:object-count="0" meta:page-count="1" meta:paragraph-count="6" meta:word-count="177" meta:character-count="1623" meta:non-whitespace-character-count="1173"/>
  </office:meta>
</office:document-meta>
</file>